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Wingdings 2" svg:font-family="'Wingdings 2'" style:font-charset="x-symbol"/>
    <style:font-face style:name="StarSymbol" svg:font-family="StarSymbol, 'Arial Unicode MS'"/>
    <style:font-face style:name="DejaVu Sans" svg:font-family="'DejaVu Sans'" style:font-pitch="variable"/>
    <style:font-face style:name="Century Schoolbook L" svg:font-family="'Century Schoolbook L'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/>
    </style:style>
    <style:style style:name="P2" style:family="paragraph" style:parent-style-name="Standard">
      <style:text-properties style:font-name="Century Schoolbook L" fo:font-size="14pt" fo:language="en" fo:country="US" fo:font-weight="bold" style:font-size-asian="14pt" style:language-asian="zxx" style:country-asian="none" style:font-weight-asian="bold" style:font-size-complex="14pt" style:language-complex="ar" style:country-complex="SA" style:font-weight-complex="bold"/>
    </style:style>
    <style:style style:name="P3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Century Schoolbook L" fo:font-size="14pt" fo:language="en" fo:country="US" fo:font-weight="bold" style:font-size-asian="14pt" style:language-asian="zxx" style:country-asian="none" style:font-weight-asian="bold" style:font-size-complex="14pt" style:language-complex="ar" style:country-complex="SA" style:font-weight-complex="bold"/>
    </style:style>
    <style:style style:name="P4" style:family="paragraph" style:parent-style-name="Standard">
      <style:text-properties style:font-name="Century Schoolbook 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Century Schoolbook L" fo:font-size="11pt" fo:language="en" fo:country="US" style:font-size-asian="11pt" style:language-asian="zxx" style:country-asian="none" style:font-size-complex="11pt" style:language-complex="ar" style:country-complex="SA"/>
    </style:style>
    <style:style style:name="P6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Century Schoolbook L" fo:font-size="11pt" fo:language="en" fo:country="US" style:font-size-asian="11pt" style:language-asian="zxx" style:country-asian="none" style:font-size-complex="11pt" style:language-complex="ar" style:country-complex="SA"/>
    </style:style>
    <style:style style:name="P7" style:family="paragraph" style:parent-style-name="Standard">
      <style:text-properties style:font-name="Century Schoolbook L" fo:font-size="11pt" fo:language="en" fo:country="US" fo:font-weight="bold" style:font-size-asian="11pt" style:language-asian="zxx" style:country-asian="none" style:font-weight-asian="bold" style:font-size-complex="11pt" style:language-complex="ar" style:country-complex="SA" style:font-weight-complex="bold"/>
    </style:style>
    <style:style style:name="P8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Century Schoolbook L" fo:font-size="11pt" fo:language="en" fo:country="US" fo:font-weight="bold" style:font-size-asian="11pt" style:language-asian="zxx" style:country-asian="none" style:font-weight-asian="bold" style:font-size-complex="11pt" style:language-complex="ar" style:country-complex="SA" style:font-weight-complex="bold"/>
    </style:style>
    <style:style style:name="P9" style:family="paragraph" style:parent-style-name="Standard">
      <style:text-properties style:font-name="Century Schoolbook L" fo:font-size="11pt" fo:language="en" fo:country="US" fo:font-weight="normal" style:font-size-asian="11pt" style:language-asian="zxx" style:country-asian="none" style:font-weight-asian="normal" style:font-size-complex="11pt" style:language-complex="ar" style:country-complex="SA" style:font-weight-complex="normal"/>
    </style:style>
    <style:style style:name="P10" style:family="paragraph" style:parent-style-name="Standard">
      <style:paragraph-properties>
        <style:tab-stops>
          <style:tab-stop style:position="0.75in"/>
        </style:tab-stops>
      </style:paragraph-properties>
      <style:text-properties style:font-name="Century Schoolbook L" fo:font-size="11pt" fo:language="en" fo:country="US" fo:font-weight="normal" style:font-size-asian="11pt" style:language-asian="zxx" style:country-asian="none" style:font-weight-asian="normal" style:font-size-complex="11pt" style:language-complex="ar" style:country-complex="SA" style:font-weight-complex="normal"/>
    </style:style>
    <style:style style:name="P11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Century Schoolbook L" fo:font-size="11pt" fo:language="en" fo:country="US" fo:font-weight="normal" style:font-size-asian="11pt" style:language-asian="zxx" style:country-asian="none" style:font-weight-asian="normal" style:font-size-complex="11pt" style:language-complex="ar" style:country-complex="SA" style:font-weight-complex="normal"/>
    </style:style>
    <style:style style:name="P12" style:family="paragraph" style:parent-style-name="Standard">
      <style:text-properties style:font-name="Century Schoolbook L" fo:font-size="11pt" fo:language="en" fo:country="US" style:text-underline-style="none" fo:font-weight="bold" style:font-size-asian="11pt" style:language-asian="zxx" style:country-asian="none" style:font-weight-asian="bold" style:font-size-complex="11pt" style:language-complex="ar" style:country-complex="SA" style:font-weight-complex="bold"/>
    </style:style>
    <style:style style:name="P13" style:family="paragraph" style:parent-style-name="Standard">
      <style:text-properties style:font-name="Century Schoolbook L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Century Schoolbook L" fo:font-size="11pt" style:font-size-asian="11pt" style:font-size-complex="11pt"/>
    </style:style>
    <style:style style:name="P15" style:family="paragraph" style:parent-style-name="Standard">
      <style:text-properties style:font-name="Century Schoolbook L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font-name="Century Schoolbook L" fo:font-size="10pt" fo:language="en" fo:country="US" fo:font-style="italic" fo:font-weight="normal" style:font-size-asian="10pt" style:language-asian="zxx" style:country-asian="none" style:font-style-asian="italic" style:font-weight-asian="normal" style:font-size-complex="10pt" style:language-complex="ar" style:country-complex="SA" style:font-style-complex="italic" style:font-weight-complex="normal"/>
    </style:style>
    <style:style style:name="P17" style:family="paragraph" style:parent-style-name="Standard">
      <style:text-properties style:font-name="Century Schoolbook L" fo:font-size="10pt" fo:language="en" fo:country="US" fo:font-style="italic" fo:font-weight="normal" style:font-size-asian="8.75pt" style:language-asian="zxx" style:country-asian="none" style:font-style-asian="italic" style:font-weight-asian="normal" style:font-size-complex="10pt" style:language-complex="ar" style:country-complex="SA" style:font-style-complex="italic" style:font-weight-complex="normal"/>
    </style:style>
    <style:style style:name="P18" style:family="paragraph" style:parent-style-name="Standard">
      <style:text-properties style:font-name="Century Schoolbook 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Standard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  <style:text-properties style:font-name="Century Schoolbook L"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Century Schoolbook L" fo:font-size="11pt" fo:language="en" fo:country="US" fo:font-weight="bold" style:font-size-asian="11pt" style:language-asian="zxx" style:country-asian="none" style:font-weight-asian="bold" style:font-size-complex="11pt" style:language-complex="ar" style:country-complex="SA" style:font-weight-complex="bold"/>
    </style:style>
    <style:style style:name="P21" style:family="paragraph" style:parent-style-name="Standard">
      <style:paragraph-properties fo:margin-left="0in" fo:margin-right="0in" fo:text-indent="0in" style:auto-text-indent="false">
        <style:tab-stops>
          <style:tab-stop style:position="0.75in"/>
        </style:tab-stops>
      </style:paragraph-properties>
      <style:text-properties style:font-name="Century Schoolbook L" fo:font-size="11pt" fo:language="en" fo:country="US" fo:font-weight="normal" style:font-size-asian="11pt" style:language-asian="zxx" style:country-asian="none" style:font-weight-asian="normal" style:font-size-complex="11pt" style:language-complex="ar" style:country-complex="SA" style:font-weight-complex="normal"/>
    </style:style>
    <style:style style:name="P22" style:family="paragraph" style:parent-style-name="Standard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Century Schoolbook L" fo:font-size="11pt" fo:font-weight="bold" style:font-size-asian="11pt" style:font-weight-asian="bold" style:font-size-complex="11pt" style:font-weight-complex="bold"/>
    </style:style>
    <style:style style:name="P23" style:family="paragraph" style:parent-style-name="Address_20_2">
      <style:text-properties fo:font-variant="normal" fo:text-transform="none" style:font-name="FreeSerif" fo:font-size="10pt" fo:letter-spacing="normal" fo:language="en" fo:country="US" fo:font-style="italic" style:font-name-asian="Times New Roman" style:font-size-asian="10pt" style:language-asian="zxx" style:country-asian="none" style:font-style-asian="italic" style:font-name-complex="FreeSerif" style:font-size-complex="10pt" style:language-complex="ar" style:country-complex="SA" style:font-style-complex="italic"/>
    </style:style>
    <style:style style:name="P24" style:family="paragraph" style:parent-style-name="Standard" style:list-style-name="WW8Num1">
      <style:paragraph-properties>
        <style:tab-stops>
          <style:tab-stop style:position="0.5in"/>
        </style:tab-stops>
      </style:paragraph-properties>
      <style:text-properties style:font-name="Century Schoolbook L" fo:font-size="11pt" fo:language="en" fo:country="US" style:font-size-asian="11pt" style:language-asian="zxx" style:country-asian="none" style:font-size-complex="11pt" style:language-complex="ar" style:country-complex="SA"/>
    </style:style>
    <style:style style:name="P25" style:family="paragraph" style:parent-style-name="Standard">
      <style:text-properties style:font-name="Century Schoolbook L" fo:font-size="11pt" fo:language="en" fo:country="US" fo:font-style="italic" fo:font-weight="bold" style:font-size-asian="11pt" style:language-asian="zxx" style:country-asian="none" style:font-style-asian="italic" style:font-weight-asian="bold" style:font-size-complex="11pt" style:language-complex="ar" style:country-complex="SA" style:font-style-complex="italic" style:font-weight-complex="bold"/>
    </style:style>
    <style:style style:name="P26" style:family="paragraph" style:parent-style-name="Standard">
      <style:text-properties style:font-name="Century Schoolbook L" fo:font-size="11pt" fo:language="en" fo:country="US" fo:font-weight="normal" style:font-size-asian="11pt" style:language-asian="zxx" style:country-asian="none" style:font-weight-asian="normal" style:font-size-complex="11pt" style:language-complex="ar" style:country-complex="SA" style:font-weight-complex="normal"/>
    </style:style>
    <style:style style:name="P27" style:family="paragraph" style:parent-style-name="Standard">
      <style:text-properties style:font-name="Century Schoolbook L" fo:font-size="14pt" fo:language="en" fo:country="US" style:text-underline-style="none" fo:font-weight="bold" style:font-size-asian="14pt" style:language-asian="zxx" style:country-asian="none" style:font-weight-asian="bold" style:font-size-complex="14pt" style:language-complex="ar" style:country-complex="SA" style:font-weight-complex="bold"/>
    </style:style>
    <style:style style:name="P28" style:family="paragraph" style:parent-style-name="Standard">
      <style:text-properties style:font-name="Century Schoolbook L" fo:font-size="14pt" fo:language="en" fo:country="US" fo:font-weight="bold" style:font-size-asian="14pt" style:language-asian="zxx" style:country-asian="none" style:font-weight-asian="bold" style:font-size-complex="14pt" style:language-complex="ar" style:country-complex="SA" style:font-weight-complex="bold"/>
    </style:style>
    <style:style style:name="P29" style:family="paragraph" style:parent-style-name="Standard">
      <style:text-properties style:font-name="Century Schoolbook L" fo:font-size="10pt" fo:language="en" fo:country="US" fo:font-style="italic" fo:font-weight="normal" style:font-size-asian="10pt" style:language-asian="zxx" style:country-asian="none" style:font-style-asian="italic" style:font-weight-asian="normal" style:font-size-complex="10pt" style:language-complex="ar" style:country-complex="SA" style:font-style-complex="italic" style:font-weight-complex="normal"/>
    </style:style>
    <style:style style:name="P30" style:family="paragraph" style:parent-style-name="Standard" style:list-style-name="WW8Num1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  <style:text-properties style:font-name="Century Schoolbook L" fo:font-size="11pt" fo:language="en" fo:country="US" style:font-size-asian="11pt" style:language-asian="zxx" style:country-asian="none" style:font-size-complex="11pt" style:language-complex="ar" style:country-complex="SA"/>
    </style:style>
    <style:style style:name="P31" style:family="paragraph" style:parent-style-name="Standard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Century Schoolbook L" fo:font-size="11pt" fo:language="en" fo:country="US" fo:font-weight="normal" style:font-size-asian="11pt" style:language-asian="zxx" style:country-asian="none" style:font-weight-asian="normal" style:font-size-complex="11pt" style:language-complex="ar" style:country-complex="SA" style:font-weight-complex="normal"/>
    </style:style>
    <style:style style:name="P32" style:family="paragraph" style:parent-style-name="Address_20_2">
      <style:text-properties fo:font-variant="normal" fo:text-transform="none" style:use-window-font-color="true" style:font-name="Century Schoolbook L" fo:font-size="10pt" fo:letter-spacing="normal" fo:language="en" fo:country="US" fo:font-style="italic" style:font-name-asian="Times New Roman" style:font-size-asian="10pt" style:language-asian="zxx" style:country-asian="none" style:font-style-asian="italic" style:font-name-complex="FreeSerif" style:font-size-complex="10pt" style:language-complex="ar" style:country-complex="SA" style:font-style-complex="italic"/>
    </style:style>
    <style:style style:name="P33" style:family="paragraph" style:parent-style-name="Address_20_1" style:master-page-name="Standard">
      <style:paragraph-properties style:page-number="auto"/>
      <style:text-properties fo:font-variant="small-caps" style:use-window-font-color="true" style:font-name="Century Schoolbook L" fo:font-size="18pt" fo:letter-spacing="0.0417in" fo:language="en" fo:country="US" style:font-name-asian="Times New Roman" style:font-size-asian="18pt" style:language-asian="zxx" style:country-asian="none" style:font-name-complex="FreeSerif" style:font-size-complex="18pt" style:language-complex="ar" style:country-complex="SA"/>
    </style:style>
    <style:style style:name="T1" style:family="text">
      <style:text-properties fo:font-variant="normal" fo:text-transform="none" style:font-name="Century Schoolbook L" fo:font-size="10pt" fo:letter-spacing="normal" fo:language="en" fo:country="US" fo:font-style="italic" style:font-name-asian="Times New Roman" style:font-size-asian="10pt" style:language-asian="zxx" style:country-asian="none" style:font-style-asian="italic" style:font-name-complex="FreeSerif" style:font-size-complex="10pt" style:language-complex="ar" style:country-complex="SA" style:font-style-complex="italic"/>
    </style:style>
    <style:style style:name="T2" style:family="text">
      <style:text-properties style:use-window-font-color="true" style:font-name="Century Schoolbook 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Century Schoolbook L"/>
    </style:style>
    <style:style style:name="T6" style:family="text">
      <style:text-properties style:font-name="Century Schoolbook L" fo:font-size="11pt" fo:language="en" fo:country="US" fo:font-weight="bold" style:font-size-asian="11pt" style:language-asian="zxx" style:country-asian="none" style:font-weight-asian="bold" style:font-size-complex="11pt" style:language-complex="ar" style:country-complex="SA" style:font-weight-complex="bold"/>
    </style:style>
    <style:style style:name="T7" style:family="text">
      <style:text-properties style:font-name="Century Schoolbook L" fo:font-size="11pt" fo:language="en" fo:country="US" fo:font-weight="normal" style:font-size-asian="11pt" style:language-asian="zxx" style:country-asian="none" style:font-weight-asian="normal" style:font-size-complex="11pt" style:language-complex="ar" style:country-complex="SA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Cooper Quintin</text:p>
      <text:p text:style-name="P32">2331 Russel st. Berkeley, CA 94705</text:p>
      <text:p text:style-name="P23"><text:span text:style-name="T2">Tel: (510) 827-5382 / E-mail: </text:span><text:a xlink:type="simple" xlink:href="mailto:cooperq@cooperq.com"><text:span text:style-name="Internet_20_link"><text:span text:style-name="T5">cooperq@cooperq.com</text:span></text:span></text:a></text:p>
      <text:p text:style-name="Address_20_2"><text:a xlink:type="simple" xlink:href="https://github.com/cooperq"><text:span text:style-name="Internet_20_link"><text:span text:style-name="T1">https://github.com/cooperq</text:span></text:span></text:a></text:p>
      <text:p text:style-name="P2">Skills</text:p>
      <text:list xml:id="list819721438" text:style-name="WW8Num1">
        <text:list-item>
          <text:p text:style-name="P24">Fluent and extremely comfortable with Python, Ruby, Bash, Javascript (Client and Node.js) and PHP</text:p>
        </text:list-item>
        <text:list-item>
          <text:p text:style-name="P30">Experienced advocate of software engineering best practices, E.G.: agile, test driven development, MVC, Object Orientation Patterns</text:p>
        </text:list-item>
        <text:list-item>
          <text:p text:style-name="P30">Extremely familiar with mobile security threat models and attacks.</text:p>
        </text:list-item>
        <text:list-item>
          <text:p text:style-name="P30">Extremely familiar with web security threat models and attacks.</text:p>
        </text:list-item>
        <text:list-item>
          <text:p text:style-name="P24">Many years of theory and practice with security and anonymity techniques.</text:p>
        </text:list-item>
        <text:list-item>
          <text:p text:style-name="P24">Penetration testing and security auditing</text:p>
        </text:list-item>
        <text:list-item>
          <text:p text:style-name="P30">Can read Perl, C/C++ and Java</text:p>
        </text:list-item>
        <text:list-item>
          <text:p text:style-name="P30">Nagios system monitoring</text:p>
        </text:list-item>
        <text:list-item>
          <text:p text:style-name="P24">Many years experience with system administration tasks specifically related to LAMP stack systems. <text:s/></text:p>
        </text:list-item>
        <text:list-item>
          <text:p text:style-name="P30">Frameworks: Ruby on Rails, Sinatra, Backbone, Express.JS, Padrino, Django</text:p>
        </text:list-item>
      </text:list>
      <text:p text:style-name="P8"/>
      <text:p text:style-name="P3">Current Position</text:p>
      <text:p text:style-name="P6"><text:span text:style-name="T3">Radical Designs</text:span><text:tab/><text:tab/><text:tab/><text:tab/><text:tab/><text:tab/>Director of Technology / Co-Owner</text:p>
      <text:p text:style-name="P6">2009 – Current</text:p>
      <text:p text:style-name="P6">Responsible for leading a team of up to 5 other programmers, making major technology decisions for the company, designing, estimating, architecting and maintaining small and large software projects. <text:s/>Responsible for overseeing all software projects from start to finish and assuring that best practices are used to write quality software and assure team and customer satisfaction. <text:s/></text:p>
      <text:p text:style-name="P7"/>
      <text:p text:style-name="P27">Open Source and Other Projects</text:p>
      <text:p text:style-name="Standard"><text:span text:style-name="T6">Ethersheet</text:span><text:span text:style-name="T7"> <text:tab/><text:tab/><text:tab/><text:tab/><text:tab/><text:tab/><text:tab/></text:span><text:a xlink:type="simple" xlink:href="https://ethersheet.org/"><text:span text:style-name="Internet_20_link"><text:span text:style-name="T7">https://ethersheet.org</text:span></text:span></text:a></text:p>
      <text:p text:style-name="P9">Designed and built an open source collaborative online collaborative spreadsheet</text:p>
      <text:p text:style-name="P9"/>
      <text:p text:style-name="Standard"><text:span text:style-name="T6">REvent</text:span><text:span text:style-name="T7"><text:tab/><text:tab/><text:tab/><text:tab/><text:tab/><text:tab/><text:tab/></text:span><text:a xlink:type="simple" xlink:href="http://revent.radicaldesigns.org/"><text:span text:style-name="Internet_20_link"><text:span text:style-name="T7">http://revent.radicaldesigns.org/</text:span></text:span></text:a></text:p>
      <text:p text:style-name="P9">Contributed to the development of REvent, an open source tool to facilitate distributed national days of action for organizers. <text:s/>Written in Ruby and Javascript.</text:p>
      <text:p text:style-name="P9"/>
      <text:p text:style-name="Standard"><text:span text:style-name="T6">Hackmeet</text:span><text:span text:style-name="T7"><text:tab/><text:tab/><text:tab/><text:tab/><text:tab/><text:tab/><text:tab/></text:span><text:a xlink:type="simple" xlink:href="https://hackmeet.org/"><text:span text:style-name="Internet_20_link"><text:span text:style-name="T7">https://hackmeet.org</text:span></text:span></text:a></text:p>
      <text:p text:style-name="P9">Co-Organizer of Hackmeet. <text:s/>The goal of Hackmeet is to bring together activists and techies/hackers to <text:s/>facilitate a discussion about the intersection of activism and technology. <text:s/>Additionally hackmeet organizes regular security trainings around the bay area.</text:p>
      <text:p text:style-name="P2"/>
      <text:p text:style-name="P16"/>
      <text:p text:style-name="P16">Page 1/3</text:p>
      <text:p text:style-name="P17"><text:soft-page-break/>Cooper Quintin – Resume (contd.)</text:p>
      <text:p text:style-name="P17"/>
      <text:p text:style-name="P2">Talks</text:p>
      <text:p text:style-name="P12">Your Cell Phone is Covered In Spiders: Pragmatic Mobile Security</text:p>
      <text:p text:style-name="P9"><text:tab/> HOPE Number Nine, New York, NY, 2012</text:p>
      <text:p text:style-name="P12">Test Driven Development For Beginners</text:p>
      <text:p text:style-name="P9"><text:tab/>Dev Summit, Oakland CA, 2012</text:p>
      <text:p text:style-name="P12">Encrypt All The Things! A Primer on Full Disk Encryption</text:p>
      <text:p text:style-name="P9"><text:tab/>Cryptoparty, Oakland CA, 2012</text:p>
      <text:p text:style-name="P12">Lockpicking 101</text:p>
      <text:p text:style-name="P9"><text:tab/>Hackmeet 2012, San Francisco, CA</text:p>
      <text:p text:style-name="P16"/>
      <text:p text:style-name="P17"/>
      <text:p text:style-name="P7"><text:span text:style-name="T4">Awards</text:span> </text:p>
      <text:p text:style-name="P9">Information Security Coalition <text:s/>- 2013 Technology Grants Round 2 Winner</text:p>
      <text:p text:style-name="P9">Stripe CTF – 2012 Web Hacking Capture the Flag Contest Winner</text:p>
      <text:p text:style-name="P9"/>
      <text:p text:style-name="P25"/>
      <text:p text:style-name="P7"><text:span text:style-name="T4">Contract Work</text:span><text:tab/><text:tab/><text:tab/><text:tab/><text:tab/><text:tab/><text:tab/><text:tab/><text:tab/><text:tab/>2007-2009</text:p>
      <text:p text:style-name="P20">Adbusters Magazine</text:p>
      <text:p text:style-name="P31">Debugging and feature implementation for the Adbusters website running on a LAMP stack. PHP programming and lite system administration on CentOS 5. <text:s/>Implemented version control using GIT and implemented 3 tier system for development, testing and production environments. <text:s/>Custom module development.</text:p>
      <text:p text:style-name="P31"/>
      <text:p text:style-name="P8">Greenpeace</text:p>
      <text:p text:style-name="P10">Debugged and added features to Greenpeace's custom CRM software</text:p>
      <text:p text:style-name="P10"/>
      <text:p text:style-name="P8">BleacherReport.com</text:p>
      <text:p text:style-name="P11">Wrote custom software and maintained existing software using Ruby On Rails, PHP and the Facebook API Maintained Security and Usability on 5 servers for all employees of the company. Implemented version control with subversion and Capistrano. Set up Nagios monitoring. <text:s/>Optimized existing database queries.</text:p>
      <text:p text:style-name="P19"/>
      <text:p text:style-name="P22">Jaxtr.com</text:p>
      <text:p text:style-name="P21">Set up <text:s/>MySQL cluster and Nagios system on an 8 node network for a VOIP services company. <text:s/>Performed general maintenance on the servers as well as Bash scripting and security auditing. <text:s/>Also, wrote custom plugins for Nagios.</text:p>
      <text:p text:style-name="P9"/>
      <text:p text:style-name="P2"/>
      <text:p text:style-name="P2"/>
      <text:p text:style-name="P2"/>
      <text:p text:style-name="P16">Page 2/3</text:p>
      <text:p text:style-name="P17"><text:soft-page-break/>Cooper Quintin – Resume (contd.)</text:p>
      <text:p text:style-name="P17"/>
      <text:p text:style-name="P2">Past Positions</text:p>
      <text:p text:style-name="P14"><text:span text:style-name="T3">Host For Web</text:span><text:tab/><text:tab/><text:tab/><text:tab/><text:tab/><text:tab/><text:tab/>Level 3 Tech Support</text:p>
      <text:p text:style-name="P5">2006-2007</text:p>
      <text:p text:style-name="P13">Front line tech support of over 100 Linux servers serving over 3000 clients. <text:s text:c="2"/>Duties included: technical support, fixing servers, writing scripts <text:s/>to solve problems, configuring servers and auditing system security.</text:p>
      <text:p text:style-name="P13"/>
      <text:p text:style-name="P13"><text:span text:style-name="T3">Phoenix IT</text:span><text:tab/><text:tab/><text:tab/><text:tab/><text:tab/><text:tab/><text:tab/>Tech Support</text:p>
      <text:p text:style-name="P13">2005-2006</text:p>
      <text:p text:style-name="P13">In-home, tech support for windows users. <text:s/>Removing viruses, spyware. <text:s/>Installing software, hardware. <text:s/>Fine tuning computers to run faster. <text:s/>Education of users on computer security and maintainance techniques and methods.</text:p>
      <text:p text:style-name="P13"/>
      <text:p text:style-name="P1"/>
      <text:p text:style-name="P4">References</text:p>
      <text:p text:style-name="P15">Furnished upon request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Page 3/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Wingdings 2" svg:font-family="'Wingdings 2'" style:font-charset="x-symbol"/>
    <style:font-face style:name="StarSymbol" svg:font-family="StarSymbol, 'Arial Unicode MS'"/>
    <style:font-face style:name="DejaVu Sans" svg:font-family="'DejaVu Sans'" style:font-pitch="variable"/>
    <style:font-face style:name="Century Schoolbook L" svg:font-family="'Century Schoolbook L'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ddress_20_1" style:display-name="Address 1" style:family="paragraph" style:parent-style-name="Standard" style:next-style-name="Address_20_2">
      <style:paragraph-properties fo:margin-top="0in" fo:margin-bottom="0.0827in" fo:text-align="center" style:justify-single-word="false" fo:padding="0in" fo:border-left="none" fo:border-right="none" fo:border-top="none" fo:border-bottom="0.11pt solid #000000"/>
      <style:text-properties fo:font-variant="small-caps" fo:font-size="18pt" fo:letter-spacing="0.0417in" style:font-size-asian="18pt" style:font-size-complex="18pt"/>
    </style:style>
    <style:style style:name="Address_20_2" style:display-name="Address 2" style:family="paragraph" style:parent-style-name="Address_20_1">
      <style:paragraph-properties fo:margin-top="0in" fo:margin-bottom="0.0429in" fo:padding="0in" fo:border="none"/>
      <style:text-properties fo:font-variant="normal" fo:text-transform="none" fo:font-size="10pt" fo:letter-spacing="normal" fo:font-style="italic" style:font-size-asian="10pt" style:font-style-asian="italic" style:font-size-complex="10pt" style:font-style-complex="italic"/>
    </style:style>
    <style:style style:name="List_20_Indent" style:display-name="List Indent" style:family="paragraph" style:parent-style-name="Text_20_body" style:class="text">
      <style:paragraph-properties fo:margin="100%" fo:margin-left="1.752in" fo:margin-right="0in" fo:margin-top="0in" fo:margin-bottom="0.0429in" fo:keep-together="always" fo:text-indent="-1.5in" style:auto-text-indent="false">
        <style:tab-stops>
          <style:tab-stop style:position="8.0126in"/>
          <style:tab-stop style:position="9.7646in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>
      <style:text-properties style:font-name="Wingdings" fo:font-size="9pt" style:font-size-asian="9pt" style:font-name-complex="StarSymbol" style:font-size-complex="9pt"/>
    </style:style>
    <style:style style:name="WW8Num1z1" style:family="text">
      <style:text-properties style:font-name="Wingdings 2" fo:font-size="9pt" style:font-size-asian="9pt" style:font-name-complex="StarSymbol" style:font-size-complex="9pt"/>
    </style:style>
    <style:style style:name="WW8Num1z2" style:family="text">
      <style:text-properties style:font-name="StarSymbol" fo:font-size="9pt" style:font-size-asian="9pt" style:font-name-complex="StarSymbol" style:font-size-complex="9pt"/>
    </style:style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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z1" style:num-suffix="." text:bullet-char="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 2"/>
      </text:list-level-style-bullet>
      <text:list-level-style-bullet text:level="3" text:style-name="WW8Num1z2" style:num-suffix="." text:bullet-char="■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WW8Num1z0" style:num-suffix=".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WW8Num1z1" style:num-suffix="." text:bullet-char="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 2"/>
      </text:list-level-style-bullet>
      <text:list-level-style-bullet text:level="6" text:style-name="WW8Num1z2" style:num-suffix="." text:bullet-char="■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WW8Num1z0" style:num-suffix=".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WW8Num1z1" style:num-suffix="." text:bullet-char="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 2"/>
      </text:list-level-style-bullet>
      <text:list-level-style-bullet text:level="9" text:style-name="WW8Num1z2" style:num-suffix="." text:bullet-char="■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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z1" style:num-suffix="." text:bullet-char="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 2"/>
      </text:list-level-style-bullet>
      <text:list-level-style-bullet text:level="3" text:style-name="WW8Num2z2" style:num-suffix="." text:bullet-char="■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WW8Num2z0" style:num-suffix=".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WW8Num2z1" style:num-suffix="." text:bullet-char="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 2"/>
      </text:list-level-style-bullet>
      <text:list-level-style-bullet text:level="6" text:style-name="WW8Num2z2" style:num-suffix="." text:bullet-char="■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WW8Num2z0" style:num-suffix=".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WW8Num2z1" style:num-suffix="." text:bullet-char="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 2"/>
      </text:list-level-style-bullet>
      <text:list-level-style-bullet text:level="9" text:style-name="WW8Num2z2" style:num-suffix="." text:bullet-char="■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1-16T01:38:49</meta:creation-date>
    <dc:creator>flatline </dc:creator>
    <dc:date>2013-08-16T11:20:38</dc:date>
    <meta:editing-cycles>9</meta:editing-cycles>
    <meta:editing-duration>P23DT22H15M39S</meta:editing-duration>
    <meta:generator>LibreOffice/3.5$Linux_X86_64 LibreOffice_project/350m1$Build-2</meta:generator>
    <meta:document-statistic meta:table-count="0" meta:image-count="0" meta:object-count="0" meta:page-count="3" meta:paragraph-count="61" meta:word-count="572" meta:character-count="4031" meta:non-whitespace-character-count="3456"/>
    <meta:user-defined meta:name="Info 1"/>
    <meta:user-defined meta:name="Info 2"/>
    <meta:user-defined meta:name="Info 3"/>
    <meta:user-defined meta:name="Info 4"/>
  </office:meta>
</office:document-meta>
</file>